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4000000884C070C28.png"/>
  <manifest:file-entry manifest:media-type="image/png" manifest:full-path="Pictures/10000000000002CD000000CD6DF32D70.png"/>
  <manifest:file-entry manifest:media-type="image/png" manifest:full-path="Pictures/10000000000002CA0000011D50C49113.png"/>
  <manifest:file-entry manifest:media-type="image/png" manifest:full-path="Pictures/100000000000018700000051ED52B966.png"/>
  <manifest:file-entry manifest:media-type="image/png" manifest:full-path="Pictures/10000000000002D8000000A1D73A7F1F.png"/>
  <manifest:file-entry manifest:media-type="image/png" manifest:full-path="Pictures/100000000000023A000000C292210F1D.png"/>
  <manifest:file-entry manifest:media-type="image/png" manifest:full-path="Pictures/1000000000000299000000E355ADF78E.png"/>
  <manifest:file-entry manifest:media-type="image/png" manifest:full-path="Pictures/10000000000003490000014193A8B745.png"/>
  <manifest:file-entry manifest:media-type="image/png" manifest:full-path="Pictures/1000000000000344000001A184F43645.png"/>
  <manifest:file-entry manifest:media-type="image/png" manifest:full-path="Pictures/100000000000010D00000056067F6500.png"/>
  <manifest:file-entry manifest:media-type="image/png" manifest:full-path="Pictures/1000000000000100000000C02020E04F.png"/>
  <manifest:file-entry manifest:media-type="image/png" manifest:full-path="Pictures/10000000000003A0000001348394BF78.png"/>
  <manifest:file-entry manifest:media-type="image/png" manifest:full-path="Pictures/10000000000002B0000000DA2E3B3C72.png"/>
  <manifest:file-entry manifest:media-type="image/png" manifest:full-path="Pictures/10000000000002A50000018634EEA274.png"/>
  <manifest:file-entry manifest:media-type="image/png" manifest:full-path="Pictures/1000000000000235000000FF3A8B4A03.png"/>
  <manifest:file-entry manifest:media-type="image/png" manifest:full-path="Pictures/1000000000000264000000B493967508.png"/>
  <manifest:file-entry manifest:media-type="image/png" manifest:full-path="Pictures/100000000000038E0000015B42D7F56A.png"/>
  <manifest:file-entry manifest:media-type="image/png" manifest:full-path="Pictures/100000000000011F000000F5C4E3E4CF.png"/>
  <manifest:file-entry manifest:media-type="image/png" manifest:full-path="Pictures/10000000000002CC0000009C14E7C6C7.png"/>
  <manifest:file-entry manifest:media-type="image/png" manifest:full-path="Pictures/100000000000024500000121954FBD92.png"/>
  <manifest:file-entry manifest:media-type="image/png" manifest:full-path="Pictures/10000000000001CA000000AE95CC9F44.png"/>
  <manifest:file-entry manifest:media-type="image/png" manifest:full-path="Pictures/10000000000002FE00000219DA867D48.png"/>
  <manifest:file-entry manifest:media-type="image/png" manifest:full-path="Pictures/100000000000026800000112DCDDFAAA.png"/>
  <manifest:file-entry manifest:media-type="image/png" manifest:full-path="Pictures/10000000000002A0000001D58E0B0BD6.png"/>
  <manifest:file-entry manifest:media-type="image/png" manifest:full-path="Pictures/10000000000002F80000015F8018867F.png"/>
  <manifest:file-entry manifest:media-type="image/png" manifest:full-path="Pictures/100000000000015D000000DD00524416.png"/>
  <manifest:file-entry manifest:media-type="image/png" manifest:full-path="Pictures/1000000000000266000000BD9E7E5A06.png"/>
  <manifest:file-entry manifest:media-type="image/png" manifest:full-path="Pictures/100000000000033800000159200E2BF8.png"/>
  <manifest:file-entry manifest:media-type="image/png" manifest:full-path="Pictures/1000000000000308000001F12228CCA0.png"/>
  <manifest:file-entry manifest:media-type="image/png" manifest:full-path="Pictures/10000000000003B000000104E9AE9AAB.png"/>
  <manifest:file-entry manifest:media-type="image/png" manifest:full-path="Pictures/10000000000002AF00000168DA90B4E7.png"/>
  <manifest:file-entry manifest:media-type="image/png" manifest:full-path="Pictures/10000000000002D400000111972D1CE8.png"/>
  <manifest:file-entry manifest:media-type="image/png" manifest:full-path="Pictures/100000000000010000000056FF6250DD.png"/>
  <manifest:file-entry manifest:media-type="image/png" manifest:full-path="Pictures/100000000000034D000001845C01BF62.png"/>
  <manifest:file-entry manifest:media-type="image/png" manifest:full-path="Pictures/10000000000002D80000011D90F4E39E.png"/>
  <manifest:file-entry manifest:media-type="image/png" manifest:full-path="Pictures/10000000000002F9000001F727821DB0.png"/>
  <manifest:file-entry manifest:media-type="image/png" manifest:full-path="Pictures/100000000000023A00000110AA98DC5C.png"/>
  <manifest:file-entry manifest:media-type="image/png" manifest:full-path="Pictures/10000000000001F70000009CB3B6EE7B.png"/>
  <manifest:file-entry manifest:media-type="image/png" manifest:full-path="Pictures/1000000000000350000001CED3CC4839.png"/>
  <manifest:file-entry manifest:media-type="image/png" manifest:full-path="Pictures/10000000000002EE0000014284412EBF.png"/>
  <manifest:file-entry manifest:media-type="image/png" manifest:full-path="Pictures/10000000000003170000014EE12157EB.png"/>
  <manifest:file-entry manifest:media-type="image/png" manifest:full-path="Pictures/1000000000000302000001FB460E344F.png"/>
  <manifest:file-entry manifest:media-type="image/png" manifest:full-path="Pictures/100000000000034E000000F438FA70D7.png"/>
  <manifest:file-entry manifest:media-type="image/png" manifest:full-path="Pictures/1000000000000282000001127FCB796B.png"/>
  <manifest:file-entry manifest:media-type="image/png" manifest:full-path="Pictures/100000000000027A000000A6B2D94B15.png"/>
  <manifest:file-entry manifest:media-type="image/png" manifest:full-path="Pictures/10000000000002ED00000144238DF3FB.png"/>
  <manifest:file-entry manifest:media-type="image/png" manifest:full-path="Pictures/1000000000000576000000D0081E0E28.png"/>
  <manifest:file-entry manifest:media-type="image/png" manifest:full-path="Pictures/10000000000001E8000001338AE1DF3B.png"/>
  <manifest:file-entry manifest:media-type="image/png" manifest:full-path="Pictures/1000000000000254000000BF51AA0C28.png"/>
  <manifest:file-entry manifest:media-type="image/png" manifest:full-path="Pictures/10000000000003BD000001326B004C2B.png"/>
  <manifest:file-entry manifest:media-type="image/png" manifest:full-path="Pictures/100000000000040E0000015CEFA8D9DC.png"/>
  <manifest:file-entry manifest:media-type="image/png" manifest:full-path="Pictures/1000000000000204000000D1602B5F3C.png"/>
  <manifest:file-entry manifest:media-type="image/png" manifest:full-path="Pictures/10000000000002EB00000143D14FBFEE.png"/>
  <manifest:file-entry manifest:media-type="image/png" manifest:full-path="Pictures/10000000000002A400000131E64DAAEA.png"/>
  <manifest:file-entry manifest:media-type="image/png" manifest:full-path="Pictures/10000000000002EB00000106C90BDBDD.png"/>
  <manifest:file-entry manifest:media-type="image/png" manifest:full-path="Pictures/10000000000002AD000000FED6DC9BB4.png"/>
  <manifest:file-entry manifest:media-type="image/png" manifest:full-path="Pictures/10000000000001B60000009EEEB7A4E1.png"/>
  <manifest:file-entry manifest:media-type="image/png" manifest:full-path="Pictures/10000000000002520000013D66BC32B8.png"/>
  <manifest:file-entry manifest:media-type="image/png" manifest:full-path="Pictures/10000000000001DA0000013190E61F74.png"/>
  <manifest:file-entry manifest:media-type="image/png" manifest:full-path="Pictures/10000000000002D400000116DD9C0A1E.png"/>
  <manifest:file-entry manifest:media-type="image/png" manifest:full-path="Pictures/1000000000000213000000672C03C8F5.png"/>
  <manifest:file-entry manifest:media-type="image/png" manifest:full-path="Pictures/1000000000000229000000A40F44E7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1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1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1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1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  <text:p text:style-name="P1"><draw:frame draw:style-name="fr1" draw:name="graphics25" text:anchor-type="paragraph" svg:x="0cm" svg:y="-1.235cm" svg:width="17cm" svg:height="6.488cm" draw:z-index="24"><draw:image xlink:href="Pictures/10000000000003490000014193A8B745.png" xlink:type="simple" xlink:show="embed" xlink:actuate="onLoad"/></draw:frame><draw:frame draw:style-name="fr1" draw:name="graphics26" text:anchor-type="paragraph" svg:x="-0.044cm" svg:y="6.174cm" svg:width="17cm" svg:height="7.669cm" draw:z-index="25"><draw:image xlink:href="Pictures/10000000000002A400000131E64DAAEA.png" xlink:type="simple" xlink:show="embed" xlink:actuate="onLoad"/></draw:frame><draw:frame draw:style-name="fr1" draw:name="graphics27" text:anchor-type="paragraph" svg:x="1.697cm" svg:y="14.474cm" svg:width="14.049cm" svg:height="2.725cm" draw:z-index="26"><draw:image xlink:href="Pictures/1000000000000213000000672C03C8F5.png" xlink:type="simple" xlink:show="embed" xlink:actuate="onLoad"/></draw:frame><draw:frame draw:style-name="fr1" draw:name="graphics28" text:anchor-type="paragraph" svg:x="0.265cm" svg:y="17.466cm" svg:width="17cm" svg:height="9.793cm" draw:z-index="27"><draw:image xlink:href="Pictures/10000000000002A50000018634EEA274.png" xlink:type="simple" xlink:show="embed" xlink:actuate="onLoad"/></draw:frame></text:p>
      <text:p text:style-name="P1"><draw:frame draw:style-name="fr2" draw:name="graphics29" text:anchor-type="paragraph" svg:width="15.769cm" svg:height="5.054cm" draw:z-index="28"><draw:image xlink:href="Pictures/1000000000000254000000BF51AA0C28.png" xlink:type="simple" xlink:show="embed" xlink:actuate="onLoad"/></draw:frame></text:p>
      <text:p text:style-name="P1"><draw:frame draw:style-name="fr1" draw:name="graphics53" text:anchor-type="paragraph" svg:x="-0.044cm" svg:y="20.366cm" svg:width="15.87cm" svg:height="6.699cm" draw:z-index="40"><draw:image xlink:href="Pictures/10000000000003170000014EE12157EB.png" xlink:type="simple" xlink:show="embed" xlink:actuate="onLoad"/></draw:frame><draw:frame draw:style-name="fr1" draw:name="graphics31" text:anchor-type="paragraph" svg:x="0cm" svg:y="9.77cm" svg:width="15.429cm" svg:height="10.197cm" draw:z-index="41"><draw:image xlink:href="Pictures/10000000000002F9000001F727821DB0.png" xlink:type="simple" xlink:show="embed" xlink:actuate="onLoad"/></draw:frame><draw:frame draw:style-name="fr1" draw:name="graphics30" text:anchor-type="paragraph" svg:x="0.529cm" svg:y="-1.543cm" svg:width="15.605cm" svg:height="10.94cm" draw:z-index="42"><draw:image xlink:href="Pictures/10000000000002FE00000219DA867D48.png" xlink:type="simple" xlink:show="embed" xlink:actuate="onLoad"/></draw:frame></text:p>
      <text:p text:style-name="P1"><draw:frame draw:style-name="fr1" draw:name="graphics35" text:anchor-type="paragraph" svg:x="5.304cm" svg:y="19.577cm" svg:width="12.912cm" svg:height="8.123cm" draw:z-index="32"><draw:image xlink:href="Pictures/10000000000001E8000001338AE1DF3B.png" xlink:type="simple" xlink:show="embed" xlink:actuate="onLoad"/></draw:frame><draw:frame draw:style-name="fr1" draw:name="graphics34" text:anchor-type="paragraph" svg:x="0.242cm" svg:y="11.95cm" svg:width="15.372cm" svg:height="7.646cm" draw:z-index="31"><draw:image xlink:href="Pictures/100000000000024500000121954FBD92.png" xlink:type="simple" xlink:show="embed" xlink:actuate="onLoad"/></draw:frame><draw:frame draw:style-name="fr1" draw:name="graphics33" text:anchor-type="paragraph" svg:x="-0.044cm" svg:y="5.248cm" svg:width="17cm" svg:height="6.482cm" draw:z-index="30"><draw:image xlink:href="Pictures/100000000000038E0000015B42D7F56A.png" xlink:type="simple" xlink:show="embed" xlink:actuate="onLoad"/></draw:frame><draw:frame draw:style-name="fr1" draw:name="graphics32" text:anchor-type="paragraph" svg:x="-0.265cm" svg:y="-1.543cm" svg:width="17cm" svg:height="6.488cm" draw:z-index="29"><draw:image xlink:href="Pictures/10000000000003490000014193A8B745.png" xlink:type="simple" xlink:show="embed" xlink:actuate="onLoad"/></draw:frame></text:p>
      <text:p text:style-name="P1"><draw:frame draw:style-name="fr1" draw:name="graphics37" text:anchor-type="paragraph" svg:x="-0.353cm" svg:y="8.467cm" svg:width="17cm" svg:height="7.805cm" draw:z-index="34"><draw:image xlink:href="Pictures/100000000000034D000001845C01BF62.png" xlink:type="simple" xlink:show="embed" xlink:actuate="onLoad"/></draw:frame><draw:frame draw:style-name="fr1" draw:name="graphics36" text:anchor-type="paragraph" svg:x="0.131cm" svg:y="-0.75cm" svg:width="16.298cm" svg:height="7.25cm" draw:z-index="33"><draw:image xlink:href="Pictures/100000000000026800000112DCDDFAAA.png" xlink:type="simple" xlink:show="embed" xlink:actuate="onLoad"/></draw:frame><draw:frame draw:style-name="fr1" draw:name="graphics38" text:anchor-type="paragraph" svg:x="0.088cm" svg:y="18.212cm" svg:width="17cm" svg:height="8.479cm" draw:z-index="43"><draw:image xlink:href="Pictures/1000000000000344000001A184F43645.png" xlink:type="simple" xlink:show="embed" xlink:actuate="onLoad"/></draw:frame></text:p>
      <text:p text:style-name="P1"><draw:frame draw:style-name="fr1" draw:name="graphics43" text:anchor-type="paragraph" svg:x="0.176cm" svg:y="21.078cm" svg:width="17cm" svg:height="5.385cm" draw:z-index="39"><draw:image xlink:href="Pictures/10000000000002B0000000DA2E3B3C72.png" xlink:type="simple" xlink:show="embed" xlink:actuate="onLoad"/></draw:frame><draw:frame draw:style-name="fr1" draw:name="graphics42" text:anchor-type="paragraph" svg:x="0.413cm" svg:y="16.669cm" svg:width="16.616cm" svg:height="3.598cm" draw:z-index="38"><draw:image xlink:href="Pictures/1000000000000274000000884C070C28.png" xlink:type="simple" xlink:show="embed" xlink:actuate="onLoad"/></draw:frame><draw:frame draw:style-name="fr1" draw:name="graphics41" text:anchor-type="paragraph" svg:x="0.783cm" svg:y="10.892cm" svg:width="15.081cm" svg:height="5.133cm" draw:z-index="37"><draw:image xlink:href="Pictures/100000000000023A000000C292210F1D.png" xlink:type="simple" xlink:show="embed" xlink:actuate="onLoad"/></draw:frame><draw:frame draw:style-name="fr1" draw:name="graphics40" text:anchor-type="paragraph" svg:x="0.492cm" svg:y="5.821cm" svg:width="16.193cm" svg:height="4.763cm" draw:z-index="36"><draw:image xlink:href="Pictures/1000000000000264000000B493967508.png" xlink:type="simple" xlink:show="embed" xlink:actuate="onLoad"/></draw:frame><draw:frame draw:style-name="fr2" draw:name="graphics39" text:anchor-type="paragraph" svg:width="16.245cm" svg:height="5.001cm" draw:z-index="35"><draw:image xlink:href="Pictures/1000000000000266000000BD9E7E5A06.png" xlink:type="simple" xlink:show="embed" xlink:actuate="onLoad"/></draw:frame></text:p>
      <text:p text:style-name="P1"><draw:frame draw:style-name="fr1" draw:name="graphics44" text:anchor-type="paragraph" svg:x="-1.289cm" svg:y="-1.376cm" svg:width="19.5cm" svg:height="6.537cm" draw:z-index="47"><draw:image xlink:href="Pictures/100000000000040E0000015CEFA8D9DC.png" xlink:type="simple" xlink:show="embed" xlink:actuate="onLoad"/></draw:frame><draw:frame draw:style-name="fr1" draw:name="graphics45" text:anchor-type="paragraph" svg:x="-1.222cm" svg:y="5.921cm" svg:width="19.456cm" svg:height="6.219cm" draw:z-index="48"><draw:image xlink:href="Pictures/10000000000003BD000001326B004C2B.png" xlink:type="simple" xlink:show="embed" xlink:actuate="onLoad"/></draw:frame><draw:frame draw:style-name="fr1" draw:name="graphics46" text:anchor-type="paragraph" svg:x="-0.993cm" svg:y="13.229cm" svg:width="19.397cm" svg:height="6.436cm" draw:z-index="49"><draw:image xlink:href="Pictures/10000000000003A0000001348394BF78.png" xlink:type="simple" xlink:show="embed" xlink:actuate="onLoad"/></draw:frame><draw:frame draw:style-name="fr1" draw:name="graphics47" text:anchor-type="paragraph" svg:x="1.489cm" svg:y="20.174cm" svg:width="17cm" svg:height="5.962cm" draw:z-index="50"><draw:image xlink:href="Pictures/10000000000002EB00000106C90BDBDD.png" xlink:type="simple" xlink:show="embed" xlink:actuate="onLoad"/></draw:frame></text:p>
      <text:p text:style-name="P1"><draw:frame draw:style-name="fr1" draw:name="graphics49" text:anchor-type="paragraph" svg:x="-0.132cm" svg:y="16.36cm" svg:width="17cm" svg:height="9.26cm" draw:z-index="46"><draw:image xlink:href="Pictures/1000000000000350000001CED3CC4839.png" xlink:type="simple" xlink:show="embed" xlink:actuate="onLoad"/></draw:frame><draw:frame draw:style-name="fr1" draw:name="graphics54" text:anchor-type="paragraph" svg:x="-0.573cm" svg:y="-0.044cm" svg:width="18.122cm" svg:height="7.234cm" draw:z-index="45"><draw:image xlink:href="Pictures/10000000000002CA0000011D50C49113.png" xlink:type="simple" xlink:show="embed" xlink:actuate="onLoad"/></draw:frame><draw:frame draw:style-name="fr1" draw:name="graphics52" text:anchor-type="paragraph" svg:x="-0.529cm" svg:y="8.29cm" svg:width="18.205cm" svg:height="5.249cm" draw:z-index="44"><draw:image xlink:href="Pictures/100000000000034E000000F438FA70D7.png" xlink:type="simple" xlink:show="embed" xlink:actuate="onLoad"/></draw:frame></text:p>
      <text:p text:style-name="Standard"/>
      <text:p text:style-name="P1"><draw:frame draw:style-name="fr1" draw:name="graphics48" text:anchor-type="paragraph" svg:x="0cm" svg:y="-1.753cm" svg:width="15.231cm" svg:height="9.754cm" draw:z-index="51"><draw:image xlink:href="Pictures/1000000000000308000001F12228CCA0.png" xlink:type="simple" xlink:show="embed" xlink:actuate="onLoad"/></draw:frame></text:p>
      <text:p text:style-name="Standard"><draw:frame draw:style-name="fr1" draw:name="graphics55" text:anchor-type="paragraph" svg:x="0.87cm" svg:y="12.421cm" svg:width="13.002cm" svg:height="6.939cm" draw:z-index="54"><draw:image xlink:href="Pictures/10000000000002520000013D66BC32B8.png" xlink:type="simple" xlink:show="embed" xlink:actuate="onLoad"/></draw:frame><draw:frame draw:style-name="fr1" draw:name="graphics51" text:anchor-type="paragraph" svg:x="2.032cm" svg:y="9.596cm" svg:width="9.529cm" svg:height="2.955cm" draw:z-index="53"><draw:image xlink:href="Pictures/10000000000001F70000009CB3B6EE7B.png" xlink:type="simple" xlink:show="embed" xlink:actuate="onLoad"/></draw:frame><draw:frame draw:style-name="fr1" draw:name="graphics50" text:anchor-type="paragraph" svg:x="0.296cm" svg:y="0.233cm" svg:width="14.272cm" svg:height="9.398cm" draw:z-index="52"><draw:image xlink:href="Pictures/1000000000000302000001FB460E344F.png" xlink:type="simple" xlink:show="embed" xlink:actuate="onLoad"/></draw:frame></text:p>
      <text:p text:style-name="P1"><draw:frame draw:style-name="fr1" draw:name="graphics56" text:anchor-type="paragraph" svg:x="0cm" svg:y="-1.422cm" svg:width="17cm" svg:height="4.681cm" draw:z-index="55"><draw:image xlink:href="Pictures/10000000000003B000000104E9AE9AAB.png" xlink:type="simple" xlink:show="embed" xlink:actuate="onLoad"/></draw:frame><draw:frame draw:style-name="fr1" draw:name="graphics59" text:anchor-type="paragraph" svg:x="1.157cm" svg:y="3.637cm" svg:width="15.081cm" svg:height="7.197cm" draw:z-index="58"><draw:image xlink:href="Pictures/100000000000023A00000110AA98DC5C.png" xlink:type="simple" xlink:show="embed" xlink:actuate="onLoad"/></draw:frame></text:p>
      <text:p text:style-name="Standard"/>
      <text:p text:style-name="Standard"><draw:frame draw:style-name="fr1" draw:name="graphics60" text:anchor-type="paragraph" svg:x="0.975cm" svg:y="0.15cm" svg:width="6.773cm" svg:height="2.275cm" draw:z-index="59"><draw:image xlink:href="Pictures/100000000000010000000056FF6250DD.png" xlink:type="simple" xlink:show="embed" xlink:actuate="onLoad"/></draw:frame><draw:frame draw:style-name="fr1" draw:name="graphics58" text:anchor-type="paragraph" svg:x="0.771cm" svg:y="3.094cm" svg:width="6.773cm" svg:height="5.08cm" draw:z-index="57"><draw:image xlink:href="Pictures/1000000000000100000000C02020E04F.png" xlink:type="simple" xlink:show="embed" xlink:actuate="onLoad"/></draw:frame><draw:frame draw:style-name="fr1" draw:name="graphics61" text:anchor-type="paragraph" svg:x="9.006cm" svg:y="0.494cm" svg:width="7.594cm" svg:height="6.482cm" draw:z-index="60"><draw:image xlink:href="Pictures/100000000000011F000000F5C4E3E4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57" text:anchor-type="paragraph" svg:width="17cm" svg:height="2.528cm" draw:z-index="56"><draw:image xlink:href="Pictures/1000000000000576000000D0081E0E28.png" xlink:type="simple" xlink:show="embed" xlink:actuate="onLoad"/></draw:frame></text:p>
      <text:p text:style-name="Standard"><draw:frame draw:style-name="fr3" draw:name="graphics62" text:anchor-type="paragraph" svg:width="17cm" svg:height="7.297cm" draw:z-index="61"><draw:image xlink:href="Pictures/10000000000002EE0000014284412EBF.png" xlink:type="simple" xlink:show="embed" xlink:actuate="onLoad"/></draw:frame><text:soft-page-break/></text:p>
      <text:p text:style-name="Standard"><draw:frame draw:style-name="fr4" draw:name="graphics63" text:anchor-type="paragraph" svg:width="11.589cm" svg:height="4.18cm" draw:z-index="62"><draw:image xlink:href="Pictures/10000000000001B60000009EEEB7A4E1.png" xlink:type="simple" xlink:show="embed" xlink:actuate="onLoad"/></draw:frame></text:p>
      <text:p text:style-name="Standard"><draw:frame draw:style-name="fr3" draw:name="graphics64" text:anchor-type="paragraph" svg:width="17cm" svg:height="8.908cm" draw:z-index="63"><draw:image xlink:href="Pictures/10000000000002AF00000168DA90B4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9-14T20:25:57.31</meta:print-date>
    <dc:date>2018-03-21T09:22:15.83</dc:date>
    <dc:creator>Edward Willink</dc:creator>
    <meta:editing-duration>P21DT9H52M37S</meta:editing-duration>
    <meta:editing-cycles>13</meta:editing-cycles>
    <meta:generator>OpenOffice/4.1.5$Win32 OpenOffice.org_project/415m1$Build-9789</meta:generator>
    <meta:document-statistic meta:table-count="0" meta:image-count="64" meta:object-count="0" meta:page-count="18" meta:paragraph-count="0" meta:word-count="0" meta:character-count="0"/>
  </office:meta>
</office:document-meta>
</file>